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9cdcfe" loext:opacity="100%" style:font-name="Consolas" fo:font-size="10.5pt" fo:font-weight="normal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ce9178" loext:opacity="100%"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6a9955" loext:opacity="100%" style:font-name="Consolas" fo:font-size="10.5pt" fo:font-weight="normal"/>
    </style:style>
    <style:style style:name="T11" style:family="text">
      <style:text-properties fo:color="#b5cea8" loext:opacity="100%" style:font-name="Consolas" fo:font-size="10.5pt" fo:font-weight="normal"/>
    </style:style>
    <style:style style:name="T12" style:family="text">
      <style:text-properties fo:color="#d4d4d4" loext:opacity="100%"/>
    </style:style>
    <style:style style:name="T13" style:family="text">
      <style:text-properties fo:color="#4ec9b0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turn</text:span> (</text:p>
      <text:p text:style-name="P2">    <text:span text:style-name="T2">&lt;</text:span><text:span text:style-name="T3">div</text:span><text:span text:style-name="T4"> </text:span><text:span text:style-name="T5">className</text:span><text:span text:style-name="T6">=</text:span><text:span text:style-name="T7">"contenedor-informes"</text:span><text:span text:style-name="T2">&gt;</text:span></text:p>
      <text:p text:style-name="P2">      <text:span text:style-name="T2">&lt;</text:span><text:span text:style-name="T3">h2</text:span><text:span text:style-name="T2">&gt;</text:span><text:span text:style-name="T4">Informes</text:span><text:span text:style-name="T2">&lt;/</text:span><text:span text:style-name="T3">h2</text:span><text:span text:style-name="T2">&gt;</text:span></text:p>
      <text:p text:style-name="P3"/>
      <text:p text:style-name="P2">      <text:span text:style-name="T2">&lt;</text:span><text:span text:style-name="T3">div</text:span><text:span text:style-name="T4"> </text:span><text:span text:style-name="T5">className</text:span><text:span text:style-name="T6">=</text:span><text:span text:style-name="T7">"filtros-informe"</text:span><text:span text:style-name="T2">&gt;</text:span></text:p>
      <text:p text:style-name="P2">        <text:span text:style-name="T2">&lt;</text:span><text:span text:style-name="T3">label</text:span><text:span text:style-name="T2">&gt;</text:span></text:p>
      <text:p text:style-name="P2">          <text:span text:style-name="T4">Tipo de informe:</text:span></text:p>
      <text:p text:style-name="P2">          <text:span text:style-name="T2">&lt;</text:span><text:span text:style-name="T3">select</text:span></text:p>
      <text:p text:style-name="P2">            <text:span text:style-name="T5">value</text:span><text:span text:style-name="T6">=</text:span><text:span text:style-name="T3">{</text:span><text:span text:style-name="T8">reporteSeleccionado</text:span><text:span text:style-name="T3">}</text:span></text:p>
      <text:p text:style-name="P2">            <text:span text:style-name="T5">onChange</text:span><text:span text:style-name="T6">=</text:span><text:span text:style-name="T3">{</text:span><text:span text:style-name="T6">(</text:span><text:span text:style-name="T5">e</text:span><text:span text:style-name="T6">) </text:span><text:span text:style-name="T3">=&gt;</text:span><text:span text:style-name="T6"> </text:span><text:span text:style-name="T9">setReporteSeleccionado</text:span><text:span text:style-name="T6">(</text:span><text:span text:style-name="T5">e</text:span><text:span text:style-name="T6">.</text:span><text:span text:style-name="T5">target</text:span><text:span text:style-name="T6">.</text:span><text:span text:style-name="T5">value</text:span><text:span text:style-name="T6">)</text:span><text:span text:style-name="T3">}</text:span></text:p>
      <text:p text:style-name="P2">          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"</text:span><text:span text:style-name="T2">&gt;</text:span><text:span text:style-name="T4">Seleccionar...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deudas_no_pagadas"</text:span><text:span text:style-name="T2">&gt;</text:span><text:span text:style-name="T4">Deudas no pagadas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deudas_pagadas"</text:span><text:span text:style-name="T2">&gt;</text:span><text:span text:style-name="T4">Deudas pagadas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deudas_todas"</text:span><text:span text:style-name="T2">&gt;</text:span><text:span text:style-name="T4">Todas las deudas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ingresos"</text:span><text:span text:style-name="T2">&gt;</text:span><text:span text:style-name="T4">Ingresos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egresos"</text:span><text:span text:style-name="T2">&gt;</text:span><text:span text:style-name="T4">Egresos</text:span><text:span text:style-name="T2">&lt;/</text:span><text:span text:style-name="T3">option</text:span><text:span text:style-name="T2">&gt;</text:span></text:p>
      <text:p text:style-name="P2">            <text:span text:style-name="T2">&lt;</text:span><text:span text:style-name="T3">option</text:span><text:span text:style-name="T4"> </text:span><text:span text:style-name="T5">value</text:span><text:span text:style-name="T6">=</text:span><text:span text:style-name="T7">"ing_egr"</text:span><text:span text:style-name="T2">&gt;</text:span><text:span text:style-name="T4">Ingresos y Egresos</text:span><text:span text:style-name="T2">&lt;/</text:span><text:span text:style-name="T3">option</text:span><text:span text:style-name="T2">&gt;</text:span></text:p>
      <text:p text:style-name="P2">            <text:span text:style-name="T3">{</text:span><text:span text:style-name="T10">/* Agregá más opciones aquí */</text:span><text:span text:style-name="T3">}</text:span></text:p>
      <text:p text:style-name="P2">          <text:span text:style-name="T2">&lt;/</text:span><text:span text:style-name="T3">select</text:span><text:span text:style-name="T2">&gt;</text:span></text:p>
      <text:p text:style-name="P2">        <text:span text:style-name="T2">&lt;/</text:span><text:span text:style-name="T3">label</text:span><text:span text:style-name="T2">&gt;</text:span></text:p>
      <text:p text:style-name="P3"/>
      <text:p text:style-name="P2">        <text:span text:style-name="T2">&lt;</text:span><text:span text:style-name="T3">label</text:span><text:span text:style-name="T2">&gt;</text:span></text:p>
      <text:p text:style-name="P2">          <text:span text:style-name="T4">Fecha desde:</text:span></text:p>
      <text:p text:style-name="P2">          <text:span text:style-name="T2">&lt;</text:span><text:span text:style-name="T3">input</text:span></text:p>
      <text:p text:style-name="P2">            <text:span text:style-name="T5">type</text:span><text:span text:style-name="T6">=</text:span><text:span text:style-name="T7">"date"</text:span></text:p>
      <text:p text:style-name="P2">            <text:span text:style-name="T5">value</text:span><text:span text:style-name="T6">=</text:span><text:span text:style-name="T3">{</text:span><text:span text:style-name="T8">fechaDesde</text:span><text:span text:style-name="T3">}</text:span></text:p>
      <text:p text:style-name="P2">            <text:span text:style-name="T5">onChange</text:span><text:span text:style-name="T6">=</text:span><text:span text:style-name="T3">{</text:span><text:span text:style-name="T6">(</text:span><text:span text:style-name="T5">e</text:span><text:span text:style-name="T6">) </text:span><text:span text:style-name="T3">=&gt;</text:span><text:span text:style-name="T6"> </text:span><text:span text:style-name="T9">setFechaDesde</text:span><text:span text:style-name="T6">(</text:span><text:span text:style-name="T5">e</text:span><text:span text:style-name="T6">.</text:span><text:span text:style-name="T5">target</text:span><text:span text:style-name="T6">.</text:span><text:span text:style-name="T5">value</text:span><text:span text:style-name="T6">)</text:span><text:span text:style-name="T3">}</text:span></text:p>
      <text:p text:style-name="P2">          <text:span text:style-name="T2">/&gt;</text:span></text:p>
      <text:p text:style-name="P2">        <text:span text:style-name="T2">&lt;/</text:span><text:span text:style-name="T3">label</text:span><text:span text:style-name="T2">&gt;</text:span></text:p>
      <text:p text:style-name="P3"/>
      <text:p text:style-name="P2">        <text:span text:style-name="T2">&lt;</text:span><text:span text:style-name="T3">label</text:span><text:span text:style-name="T2">&gt;</text:span></text:p>
      <text:p text:style-name="P2">          <text:span text:style-name="T4">Fecha hasta:</text:span></text:p>
      <text:p text:style-name="P2">          <text:span text:style-name="T2">&lt;</text:span><text:span text:style-name="T3">input</text:span></text:p>
      <text:p text:style-name="P2">            <text:span text:style-name="T5">type</text:span><text:span text:style-name="T6">=</text:span><text:span text:style-name="T7">"date"</text:span></text:p>
      <text:p text:style-name="P2">            <text:span text:style-name="T5">value</text:span><text:span text:style-name="T6">=</text:span><text:span text:style-name="T3">{</text:span><text:span text:style-name="T8">fechaHasta</text:span><text:span text:style-name="T3">}</text:span></text:p>
      <text:p text:style-name="P2">            <text:span text:style-name="T5">onChange</text:span><text:span text:style-name="T6">=</text:span><text:span text:style-name="T3">{</text:span><text:span text:style-name="T6">(</text:span><text:span text:style-name="T5">e</text:span><text:span text:style-name="T6">) </text:span><text:span text:style-name="T3">=&gt;</text:span><text:span text:style-name="T6"> </text:span><text:span text:style-name="T9">setFechaHasta</text:span><text:span text:style-name="T6">(</text:span><text:span text:style-name="T5">e</text:span><text:span text:style-name="T6">.</text:span><text:span text:style-name="T5">target</text:span><text:span text:style-name="T6">.</text:span><text:span text:style-name="T5">value</text:span><text:span text:style-name="T6">)</text:span><text:span text:style-name="T3">}</text:span></text:p>
      <text:p text:style-name="P2">          <text:span text:style-name="T2">/&gt;</text:span></text:p>
      <text:p text:style-name="P2">        <text:span text:style-name="T2">&lt;/</text:span><text:span text:style-name="T3">label</text:span><text:span text:style-name="T2">&gt;</text:span></text:p>
      <text:p text:style-name="P3"/>
      <text:p text:style-name="P2">        <text:span text:style-name="T2">&lt;</text:span><text:span text:style-name="T3">button</text:span><text:span text:style-name="T4"> </text:span><text:span text:style-name="T5">onClick</text:span><text:span text:style-name="T6">=</text:span><text:span text:style-name="T3">{</text:span><text:span text:style-name="T9">obtenerInforme</text:span><text:span text:style-name="T3">}</text:span><text:span text:style-name="T2">&gt;</text:span><text:span text:style-name="T4">Consultar</text:span><text:span text:style-name="T2">&lt;/</text:span><text:span text:style-name="T3">button</text:span><text:span text:style-name="T2">&gt;</text:span></text:p>
      <text:p text:style-name="P2">      <text:span text:style-name="T2">&lt;/</text:span><text:span text:style-name="T3">div</text:span><text:span text:style-name="T2">&gt;</text:span></text:p>
      <text:p text:style-name="P3"/>
      <text:p text:style-name="P2">      <text:span text:style-name="T2">&lt;</text:span><text:span text:style-name="T3">div</text:span><text:span text:style-name="T4"> </text:span><text:span text:style-name="T5">className</text:span><text:span text:style-name="T6">=</text:span><text:span text:style-name="T7">"resultados-informe"</text:span><text:span text:style-name="T2">&gt;</text:span></text:p>
      <text:p text:style-name="P2">      <text:span text:style-name="T3">{</text:span><text:span text:style-name="T8">datos</text:span><text:span text:style-name="T6">.</text:span><text:span text:style-name="T5">length</text:span><text:span text:style-name="T6"> &gt; </text:span><text:span text:style-name="T11">0</text:span><text:span text:style-name="T6"> ? </text:span></text:p>
      <text:p text:style-name="P4">        <text:span text:style-name="T4">(</text:span></text:p>
      <text:p text:style-name="P2"><text:span text:style-name="T12">        </text:span><text:span text:style-name="T2">&lt;&gt;</text:span></text:p>
      <text:p text:style-name="P2"><text:span text:style-name="T12">          </text:span><text:span text:style-name="T2">&lt;</text:span><text:span text:style-name="T3">table</text:span><text:span text:style-name="T2">&gt;</text:span></text:p>
      <text:p text:style-name="P2"><text:span text:style-name="T12">            </text:span><text:span text:style-name="T2">&lt;</text:span><text:span text:style-name="T3">thead</text:span><text:span text:style-name="T2">&gt;</text:span></text:p>
      <text:p text:style-name="P2"><text:span text:style-name="T12">              </text:span><text:span text:style-name="T2">&lt;</text:span><text:span text:style-name="T3">tr</text:span><text:span text:style-name="T2">&gt;</text:span></text:p>
      <text:p text:style-name="P2"><text:span text:style-name="T12">                </text:span><text:span text:style-name="T3">{</text:span><text:span text:style-name="T13">Object</text:span><text:span text:style-name="T6">.</text:span><text:span text:style-name="T9">keys</text:span><text:span text:style-name="T6">(</text:span><text:span text:style-name="T8">datos</text:span><text:span text:style-name="T6">[</text:span><text:span text:style-name="T11">0</text:span><text:span text:style-name="T6">]).</text:span><text:span text:style-name="T9">map</text:span><text:span text:style-name="T6">((</text:span><text:span text:style-name="T5">key</text:span><text:span text:style-name="T6">) </text:span><text:span text:style-name="T3">=&gt;</text:span><text:span text:style-name="T6"> (</text:span></text:p>
      <text:p text:style-name="P2"><text:soft-page-break/><text:span text:style-name="T12">                  </text:span><text:span text:style-name="T2">&lt;</text:span><text:span text:style-name="T3">th</text:span><text:span text:style-name="T6"> </text:span><text:span text:style-name="T5">key</text:span><text:span text:style-name="T6">=</text:span><text:span text:style-name="T3">{</text:span><text:span text:style-name="T5">key</text:span><text:span text:style-name="T3">}</text:span><text:span text:style-name="T2">&gt;</text:span><text:span text:style-name="T3">{</text:span><text:span text:style-name="T5">key</text:span><text:span text:style-name="T3">}</text:span><text:span text:style-name="T2">&lt;/</text:span><text:span text:style-name="T3">th</text:span><text:span text:style-name="T2">&gt;</text:span></text:p>
      <text:p text:style-name="P2"><text:span text:style-name="T12">                </text:span><text:span text:style-name="T6">))</text:span><text:span text:style-name="T3">}</text:span></text:p>
      <text:p text:style-name="P2"><text:span text:style-name="T12">              </text:span><text:span text:style-name="T2">&lt;/</text:span><text:span text:style-name="T3">tr</text:span><text:span text:style-name="T2">&gt;</text:span></text:p>
      <text:p text:style-name="P2"><text:span text:style-name="T12">            </text:span><text:span text:style-name="T2">&lt;/</text:span><text:span text:style-name="T3">thead</text:span><text:span text:style-name="T2">&gt;</text:span></text:p>
      <text:p text:style-name="P2"><text:span text:style-name="T12">            </text:span><text:span text:style-name="T2">&lt;</text:span><text:span text:style-name="T3">tbody</text:span><text:span text:style-name="T2">&gt;</text:span></text:p>
      <text:p text:style-name="P2"><text:span text:style-name="T12">              </text:span><text:span text:style-name="T3">{</text:span><text:span text:style-name="T8">datos</text:span><text:span text:style-name="T6">.</text:span><text:span text:style-name="T9">map</text:span><text:span text:style-name="T6">((</text:span><text:span text:style-name="T5">fila</text:span><text:span text:style-name="T6">, </text:span><text:span text:style-name="T5">index</text:span><text:span text:style-name="T6">) </text:span><text:span text:style-name="T3">=&gt;</text:span><text:span text:style-name="T6"> (</text:span></text:p>
      <text:p text:style-name="P2"><text:span text:style-name="T12">                </text:span><text:span text:style-name="T2">&lt;</text:span><text:span text:style-name="T3">tr</text:span><text:span text:style-name="T6"> </text:span><text:span text:style-name="T5">key</text:span><text:span text:style-name="T6">=</text:span><text:span text:style-name="T3">{</text:span><text:span text:style-name="T5">index</text:span><text:span text:style-name="T3">}</text:span><text:span text:style-name="T2">&gt;</text:span></text:p>
      <text:p text:style-name="P2"><text:span text:style-name="T12">                  </text:span><text:span text:style-name="T3">{</text:span><text:span text:style-name="T13">Object</text:span><text:span text:style-name="T6">.</text:span><text:span text:style-name="T9">values</text:span><text:span text:style-name="T6">(</text:span><text:span text:style-name="T5">fila</text:span><text:span text:style-name="T6">).</text:span><text:span text:style-name="T9">map</text:span><text:span text:style-name="T6">((</text:span><text:span text:style-name="T5">valor</text:span><text:span text:style-name="T6">, </text:span><text:span text:style-name="T5">i</text:span><text:span text:style-name="T6">) </text:span><text:span text:style-name="T3">=&gt;</text:span><text:span text:style-name="T6"> (</text:span></text:p>
      <text:p text:style-name="P2"><text:span text:style-name="T12">                    </text:span><text:span text:style-name="T2">&lt;</text:span><text:span text:style-name="T3">td</text:span><text:span text:style-name="T6"> </text:span><text:span text:style-name="T5">key</text:span><text:span text:style-name="T6">=</text:span><text:span text:style-name="T3">{</text:span><text:span text:style-name="T5">i</text:span><text:span text:style-name="T3">}</text:span><text:span text:style-name="T2">&gt;</text:span><text:span text:style-name="T3">{</text:span><text:span text:style-name="T5">valor</text:span><text:span text:style-name="T3">}</text:span><text:span text:style-name="T2">&lt;/</text:span><text:span text:style-name="T3">td</text:span><text:span text:style-name="T2">&gt;</text:span></text:p>
      <text:p text:style-name="P2"><text:span text:style-name="T12">                  </text:span><text:span text:style-name="T6">))</text:span><text:span text:style-name="T3">}</text:span></text:p>
      <text:p text:style-name="P2"><text:span text:style-name="T12">                </text:span><text:span text:style-name="T2">&lt;/</text:span><text:span text:style-name="T3">tr</text:span><text:span text:style-name="T2">&gt;</text:span></text:p>
      <text:p text:style-name="P2"><text:span text:style-name="T12">              </text:span><text:span text:style-name="T6">))</text:span><text:span text:style-name="T3">}</text:span></text:p>
      <text:p text:style-name="P2"><text:span text:style-name="T12">            </text:span><text:span text:style-name="T2">&lt;/</text:span><text:span text:style-name="T3">tbody</text:span><text:span text:style-name="T2">&gt;</text:span></text:p>
      <text:p text:style-name="P2"><text:span text:style-name="T12">          </text:span><text:span text:style-name="T2">&lt;/</text:span><text:span text:style-name="T3">table</text:span><text:span text:style-name="T2">&gt;</text:span></text:p>
      <text:p text:style-name="P4">        </text:p>
      <text:p text:style-name="P2"><text:span text:style-name="T12">          </text:span><text:span text:style-name="T3">{</text:span><text:span text:style-name="T8">reporteSeleccionado</text:span><text:span text:style-name="T6"> === </text:span><text:span text:style-name="T7">"ing_egr"</text:span><text:span text:style-name="T6"> &amp;&amp; </text:span><text:span text:style-name="T8">datos</text:span><text:span text:style-name="T6">.</text:span><text:span text:style-name="T5">length</text:span><text:span text:style-name="T6"> &gt; </text:span><text:span text:style-name="T11">0</text:span><text:span text:style-name="T6"> &amp;&amp; (</text:span></text:p>
      <text:p text:style-name="P2"><text:span text:style-name="T12">          </text:span><text:span text:style-name="T2">&lt;</text:span><text:span text:style-name="T3">div</text:span><text:span text:style-name="T6"> </text:span><text:span text:style-name="T5">style</text:span><text:span text:style-name="T6">=</text:span><text:span text:style-name="T3">{</text:span><text:span text:style-name="T6">{ </text:span><text:span text:style-name="T5">marginTop:</text:span><text:span text:style-name="T6"> </text:span><text:span text:style-name="T7">'40px'</text:span><text:span text:style-name="T6"> }</text:span><text:span text:style-name="T3">}</text:span><text:span text:style-name="T2">&gt;</text:span></text:p>
      <text:p text:style-name="P2"><text:span text:style-name="T12">            </text:span><text:span text:style-name="T2">&lt;</text:span><text:span text:style-name="T3">h3</text:span><text:span text:style-name="T2">&gt;</text:span><text:span text:style-name="T6">Gráfico de Ingresos y Egresos por Mes</text:span><text:span text:style-name="T2">&lt;/</text:span><text:span text:style-name="T3">h3</text:span><text:span text:style-name="T2">&gt;</text:span></text:p>
      <text:p text:style-name="P2"><text:span text:style-name="T12">            </text:span><text:span text:style-name="T2">&lt;</text:span><text:span text:style-name="T13">ResponsiveContainer</text:span><text:span text:style-name="T6"> </text:span><text:span text:style-name="T5">width</text:span><text:span text:style-name="T6">=</text:span><text:span text:style-name="T7">"100%"</text:span><text:span text:style-name="T6"> </text:span><text:span text:style-name="T5">height</text:span><text:span text:style-name="T6">=</text:span><text:span text:style-name="T3">{</text:span><text:span text:style-name="T11">300</text:span><text:span text:style-name="T3">}</text:span><text:span text:style-name="T2">&gt;</text:span></text:p>
      <text:p text:style-name="P2"><text:span text:style-name="T12">              </text:span><text:span text:style-name="T2">&lt;</text:span><text:span text:style-name="T13">BarChart</text:span></text:p>
      <text:p text:style-name="P2"><text:span text:style-name="T12">                </text:span><text:span text:style-name="T5">data</text:span><text:span text:style-name="T6">=</text:span><text:span text:style-name="T3">{</text:span><text:span text:style-name="T6">(() </text:span><text:span text:style-name="T3">=&gt;</text:span><text:span text:style-name="T6"> {</text:span></text:p>
      <text:p text:style-name="P2"><text:span text:style-name="T12">                  </text:span><text:span text:style-name="T10">// Agrupar por mes</text:span></text:p>
      <text:p text:style-name="P2"><text:span text:style-name="T12">                  </text:span><text:span text:style-name="T3">const</text:span><text:span text:style-name="T6"> </text:span><text:span text:style-name="T8">agrupado</text:span><text:span text:style-name="T6"> = {};</text:span></text:p>
      <text:p text:style-name="P2"><text:span text:style-name="T12">                  </text:span><text:span text:style-name="T8">datos</text:span><text:span text:style-name="T6">.</text:span><text:span text:style-name="T9">forEach</text:span><text:span text:style-name="T6">(</text:span><text:span text:style-name="T5">d</text:span><text:span text:style-name="T6"> </text:span><text:span text:style-name="T3">=&gt;</text:span><text:span text:style-name="T6"> {</text:span></text:p>
      <text:p text:style-name="P2"><text:span text:style-name="T12">                    </text:span><text:span text:style-name="T3">const</text:span><text:span text:style-name="T6"> </text:span><text:span text:style-name="T8">fecha</text:span><text:span text:style-name="T6"> = </text:span><text:span text:style-name="T3">new</text:span><text:span text:style-name="T6"> </text:span><text:span text:style-name="T13">Date</text:span><text:span text:style-name="T6">(</text:span><text:span text:style-name="T5">d</text:span><text:span text:style-name="T6">.</text:span><text:span text:style-name="T5">fecha</text:span><text:span text:style-name="T6">);</text:span></text:p>
      <text:p text:style-name="P2"><text:span text:style-name="T12">                    </text:span><text:span text:style-name="T3">const</text:span><text:span text:style-name="T6"> </text:span><text:span text:style-name="T8">mesAnio</text:span><text:span text:style-name="T6"> = </text:span><text:span text:style-name="T7">`</text:span><text:span text:style-name="T3">${</text:span><text:span text:style-name="T8">fecha</text:span><text:span text:style-name="T6">.</text:span><text:span text:style-name="T9">getFullYear</text:span><text:span text:style-name="T6">()</text:span><text:span text:style-name="T3">}</text:span><text:span text:style-name="T7">-</text:span><text:span text:style-name="T3">${</text:span><text:span text:style-name="T13">String</text:span><text:span text:style-name="T6">(</text:span><text:span text:style-name="T8">fecha</text:span><text:span text:style-name="T6">.</text:span><text:span text:style-name="T9">getMonth</text:span><text:span text:style-name="T6">() + </text:span><text:span text:style-name="T11">1</text:span><text:span text:style-name="T6">).</text:span><text:span text:style-name="T9">padStart</text:span><text:span text:style-name="T6">(</text:span><text:span text:style-name="T11">2</text:span><text:span text:style-name="T6">, </text:span><text:span text:style-name="T7">'0'</text:span><text:span text:style-name="T6">)</text:span><text:span text:style-name="T3">}</text:span><text:span text:style-name="T7">`</text:span><text:span text:style-name="T6">;</text:span></text:p>
      <text:p text:style-name="P2"><text:span text:style-name="T12">                    </text:span><text:span text:style-name="T14">if</text:span><text:span text:style-name="T6"> (!</text:span><text:span text:style-name="T8">agrupado</text:span><text:span text:style-name="T6">[</text:span><text:span text:style-name="T8">mesAnio</text:span><text:span text:style-name="T6">]) {</text:span></text:p>
      <text:p text:style-name="P2"><text:span text:style-name="T12">                    </text:span><text:span text:style-name="T8">agrupado</text:span><text:span text:style-name="T6">[</text:span><text:span text:style-name="T8">mesAnio</text:span><text:span text:style-name="T6">] = { </text:span><text:span text:style-name="T5">mes:</text:span><text:span text:style-name="T6"> </text:span><text:span text:style-name="T8">mesAnio</text:span><text:span text:style-name="T6">, </text:span><text:span text:style-name="T5">ingresos:</text:span><text:span text:style-name="T6"> </text:span><text:span text:style-name="T11">0</text:span><text:span text:style-name="T6">, </text:span><text:span text:style-name="T5">egresos:</text:span><text:span text:style-name="T6"> </text:span><text:span text:style-name="T11">0</text:span><text:span text:style-name="T6"> };</text:span></text:p>
      <text:p text:style-name="P4">                    <text:span text:style-name="T4">}</text:span></text:p>
      <text:p text:style-name="P2"><text:span text:style-name="T12">                    </text:span><text:span text:style-name="T14">if</text:span><text:span text:style-name="T6"> (</text:span><text:span text:style-name="T5">d</text:span><text:span text:style-name="T6">.</text:span><text:span text:style-name="T5">tipo</text:span><text:span text:style-name="T6"> === </text:span><text:span text:style-name="T7">"ingreso"</text:span><text:span text:style-name="T6">) {</text:span></text:p>
      <text:p text:style-name="P2"><text:span text:style-name="T12">                    </text:span><text:span text:style-name="T8">agrupado</text:span><text:span text:style-name="T6">[</text:span><text:span text:style-name="T8">mesAnio</text:span><text:span text:style-name="T6">].</text:span><text:span text:style-name="T5">ingresos</text:span><text:span text:style-name="T6"> += </text:span><text:span text:style-name="T13">Number</text:span><text:span text:style-name="T6">(</text:span><text:span text:style-name="T5">d</text:span><text:span text:style-name="T6">.</text:span><text:span text:style-name="T5">monto</text:span><text:span text:style-name="T6">);</text:span></text:p>
      <text:p text:style-name="P2"><text:span text:style-name="T12">                    </text:span><text:span text:style-name="T6">} </text:span><text:span text:style-name="T14">else</text:span><text:span text:style-name="T6"> </text:span><text:span text:style-name="T14">if</text:span><text:span text:style-name="T6"> (</text:span><text:span text:style-name="T5">d</text:span><text:span text:style-name="T6">.</text:span><text:span text:style-name="T5">tipo</text:span><text:span text:style-name="T6"> === </text:span><text:span text:style-name="T7">"egreso"</text:span><text:span text:style-name="T6">) {</text:span></text:p>
      <text:p text:style-name="P2"><text:span text:style-name="T12">                    </text:span><text:span text:style-name="T8">agrupado</text:span><text:span text:style-name="T6">[</text:span><text:span text:style-name="T5">mesAnio</text:span><text:span text:style-name="T6">].</text:span><text:span text:style-name="T5">egresos</text:span><text:span text:style-name="T6"> += </text:span><text:span text:style-name="T9">Number</text:span><text:span text:style-name="T6">(</text:span><text:span text:style-name="T5">d</text:span><text:span text:style-name="T6">.</text:span><text:span text:style-name="T5">monto</text:span><text:span text:style-name="T6">);</text:span></text:p>
      <text:p text:style-name="P4">                    <text:span text:style-name="T4">}</text:span></text:p>
      <text:p text:style-name="P4">                  <text:span text:style-name="T4">});</text:span></text:p>
      <text:p text:style-name="P2"><text:span text:style-name="T12">                  </text:span><text:span text:style-name="T14">return</text:span><text:span text:style-name="T6"> </text:span><text:span text:style-name="T13">Object</text:span><text:span text:style-name="T6">.</text:span><text:span text:style-name="T9">values</text:span><text:span text:style-name="T6">(</text:span><text:span text:style-name="T8">agrupado</text:span><text:span text:style-name="T6">).</text:span><text:span text:style-name="T9">sort</text:span><text:span text:style-name="T6">((</text:span><text:span text:style-name="T5">a</text:span><text:span text:style-name="T6">, </text:span><text:span text:style-name="T5">b</text:span><text:span text:style-name="T6">) </text:span><text:span text:style-name="T3">=&gt;</text:span><text:span text:style-name="T6"> </text:span><text:span text:style-name="T5">a</text:span><text:span text:style-name="T6">.</text:span><text:span text:style-name="T5">mes</text:span><text:span text:style-name="T6">.</text:span><text:span text:style-name="T9">localeCompare</text:span><text:span text:style-name="T6">(</text:span><text:span text:style-name="T5">b</text:span><text:span text:style-name="T6">.</text:span><text:span text:style-name="T5">mes</text:span><text:span text:style-name="T6">));</text:span></text:p>
      <text:p text:style-name="P2"><text:span text:style-name="T12">                </text:span><text:span text:style-name="T6">})()</text:span><text:span text:style-name="T3">}</text:span></text:p>
      <text:p text:style-name="P2"><text:span text:style-name="T12">                </text:span><text:span text:style-name="T5">margin</text:span><text:span text:style-name="T6">=</text:span><text:span text:style-name="T3">{</text:span><text:span text:style-name="T6">{ </text:span><text:span text:style-name="T5">top:</text:span><text:span text:style-name="T6"> </text:span><text:span text:style-name="T11">20</text:span><text:span text:style-name="T6">, </text:span><text:span text:style-name="T5">right:</text:span><text:span text:style-name="T6"> </text:span><text:span text:style-name="T11">30</text:span><text:span text:style-name="T6">, </text:span><text:span text:style-name="T5">left:</text:span><text:span text:style-name="T6"> </text:span><text:span text:style-name="T11">0</text:span><text:span text:style-name="T6">, </text:span><text:span text:style-name="T5">bottom:</text:span><text:span text:style-name="T6"> </text:span><text:span text:style-name="T11">5</text:span><text:span text:style-name="T6"> }</text:span><text:span text:style-name="T3">}</text:span></text:p>
      <text:p text:style-name="P2"><text:span text:style-name="T12">              </text:span><text:span text:style-name="T2">&gt;</text:span></text:p>
      <text:p text:style-name="P2"><text:span text:style-name="T12">                </text:span><text:span text:style-name="T2">&lt;</text:span><text:span text:style-name="T13">CartesianGrid</text:span><text:span text:style-name="T6"> </text:span><text:span text:style-name="T5">strokeDasharray</text:span><text:span text:style-name="T6">=</text:span><text:span text:style-name="T7">"3 3"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XAxis</text:span><text:span text:style-name="T6"> </text:span><text:span text:style-name="T5">dataKey</text:span><text:span text:style-name="T6">=</text:span><text:span text:style-name="T7">"mes"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YAxis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Tooltip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Legend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Bar</text:span><text:span text:style-name="T6"> </text:span><text:span text:style-name="T5">dataKey</text:span><text:span text:style-name="T6">=</text:span><text:span text:style-name="T7">"ingresos"</text:span><text:span text:style-name="T6"> </text:span><text:span text:style-name="T5">fill</text:span><text:span text:style-name="T6">=</text:span><text:span text:style-name="T7">"#4CAF50"</text:span><text:span text:style-name="T6"> </text:span><text:span text:style-name="T5">name</text:span><text:span text:style-name="T6">=</text:span><text:span text:style-name="T7">"Ingresos"</text:span><text:span text:style-name="T6"> </text:span><text:span text:style-name="T2">/&gt;</text:span></text:p>
      <text:p text:style-name="P2"><text:span text:style-name="T12">                </text:span><text:span text:style-name="T2">&lt;</text:span><text:span text:style-name="T13">Bar</text:span><text:span text:style-name="T6"> </text:span><text:span text:style-name="T5">dataKey</text:span><text:span text:style-name="T6">=</text:span><text:span text:style-name="T7">"egresos"</text:span><text:span text:style-name="T6"> </text:span><text:span text:style-name="T5">fill</text:span><text:span text:style-name="T6">=</text:span><text:span text:style-name="T7">"#F44336"</text:span><text:span text:style-name="T6"> </text:span><text:span text:style-name="T5">name</text:span><text:span text:style-name="T6">=</text:span><text:span text:style-name="T7">"Egresos"</text:span><text:span text:style-name="T6"> </text:span><text:span text:style-name="T2">/&gt;</text:span></text:p>
      <text:p text:style-name="P2"><text:span text:style-name="T12">              </text:span><text:span text:style-name="T2">&lt;/</text:span><text:span text:style-name="T13">BarChart</text:span><text:span text:style-name="T2">&gt;</text:span></text:p>
      <text:p text:style-name="P2"><text:span text:style-name="T12">            </text:span><text:span text:style-name="T2">&lt;/</text:span><text:span text:style-name="T13">ResponsiveContainer</text:span><text:span text:style-name="T2">&gt;</text:span></text:p>
      <text:p text:style-name="P2"><text:span text:style-name="T12">          </text:span><text:span text:style-name="T2">&lt;/</text:span><text:span text:style-name="T3">div</text:span><text:span text:style-name="T2">&gt;</text:span></text:p>
      <text:p text:style-name="P4">        <text:span text:style-name="T4">&lt;/&gt;</text:span></text:p>
      <text:p text:style-name="P4"><text:soft-page-break/>        <text:span text:style-name="T4">)</text:span></text:p>
      <text:p text:style-name="P4">        <text:span text:style-name="T4">: (</text:span></text:p>
      <text:p text:style-name="P2"><text:span text:style-name="T12">          </text:span><text:span text:style-name="T8">reporteSeleccionado</text:span><text:span text:style-name="T6"> &amp;&amp; </text:span><text:span text:style-name="T8">fechaDesde</text:span><text:span text:style-name="T6"> &amp;&amp; </text:span><text:span text:style-name="T8">fechaHasta</text:span><text:span text:style-name="T6"> &amp;&amp; (</text:span><text:span text:style-name="T2">&lt;</text:span><text:span text:style-name="T3">p</text:span><text:span text:style-name="T2">&gt;</text:span><text:span text:style-name="T6">No hay datos para mostrar.</text:span><text:span text:style-name="T2">&lt;/</text:span><text:span text:style-name="T3">p</text:span><text:span text:style-name="T2">&gt;</text:span><text:span text:style-name="T6">)</text:span></text:p>
      <text:p text:style-name="P4">        <text:span text:style-name="T4">)</text:span></text:p>
      <text:p text:style-name="P2"><text:span text:style-name="T12">      </text:span><text:span text:style-name="T3">}</text:span></text:p>
      <text:p text:style-name="P2"><text:span text:style-name="T12">      </text:span><text:span text:style-name="T2">&lt;/</text:span><text:span text:style-name="T3">div</text:span><text:span text:style-name="T2">&gt;</text:span></text:p>
      <text:p text:style-name="P2"><text:span text:style-name="T12">    </text:span><text:span text:style-name="T6">&lt;/</text:span><text:span text:style-name="T5">div</text:span><text:span text:style-name="T6">&gt;</text:span></text:p>
      <text:p text:style-name="P4">  <text:span text:style-name="T4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3T18:35:29.763581600</meta:creation-date>
    <dc:date>2025-08-13T18:35:38.532998700</dc:date>
    <meta:editing-duration>PT9S</meta:editing-duration>
    <meta:editing-cycles>1</meta:editing-cycles>
    <meta:document-statistic meta:table-count="0" meta:image-count="0" meta:object-count="0" meta:page-count="3" meta:paragraph-count="104" meta:word-count="256" meta:character-count="3577" meta:non-whitespace-character-count="2137"/>
    <meta:generator>LibreOffice/25.2.5.2$Windows_X86_64 LibreOffice_project/03d19516eb2e1dd5d4ccd751a0d6f35f35e08022</meta:generator>
  </office:meta>
</office:document-meta>
</file>